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999999" draw:textarea-horizontal-align="justify" draw:textarea-vertical-align="middle" draw:auto-grow-height="false" fo:min-height="1.174cm" fo:min-width="3.058cm"/>
    </style:style>
    <style:style style:name="gr2" style:family="graphic" style:parent-style-name="objectwithoutfill">
      <style:graphic-properties draw:fill="none" draw:fill-color="#999999" draw:textarea-vertical-align="middle"/>
    </style:style>
    <style:style style:name="gr3" style:family="graphic" style:parent-style-name="standard">
      <style:graphic-properties svg:stroke-color="#000000" draw:fill-color="#00ccff" draw:textarea-horizontal-align="justify" draw:textarea-vertical-align="middle" draw:auto-grow-height="false" fo:min-height="0cm" fo:min-width="0cm" draw:shadow="hidden"/>
    </style:style>
    <style:style style:name="gr4" style:family="graphic" style:parent-style-name="standard">
      <style:graphic-properties svg:stroke-color="#000000" draw:fill-color="#ff9999" draw:textarea-horizontal-align="justify" draw:textarea-vertical-align="middle" draw:auto-grow-height="false" fo:min-height="0cm" fo:min-width="0cm" draw:shadow="hidden"/>
    </style:style>
    <style:style style:name="gr5" style:family="graphic" style:parent-style-name="standard">
      <style:graphic-properties draw:stroke="none" svg:stroke-color="#000000" draw:fill="none" draw:fill-color="#ffffff" fo:min-height="0.56cm"/>
    </style:style>
    <style:style style:name="gr6" style:family="graphic" style:parent-style-name="standard">
      <style:graphic-properties draw:stroke="none" draw:fill-color="#999999" draw:textarea-horizontal-align="justify" draw:textarea-vertical-align="middle" draw:auto-grow-height="false" fo:min-height="0.004cm" fo:min-width="0.008cm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fo:min-height="0.639cm"/>
    </style:style>
    <style:style style:name="P1" style:family="paragraph">
      <loext:graphic-properties draw:fill-color="#999999"/>
      <style:paragraph-properties fo:text-align="center"/>
    </style:style>
    <style:style style:name="P2" style:family="paragraph">
      <loext:graphic-properties draw:fill="none" draw:fill-color="#999999"/>
      <style:paragraph-properties fo:text-align="center"/>
    </style:style>
    <style:style style:name="P3" style:family="paragraph">
      <loext:graphic-properties draw:fill-color="#00ccff"/>
      <style:paragraph-properties fo:text-align="center"/>
    </style:style>
    <style:style style:name="P4" style:family="paragraph">
      <loext:graphic-properties draw:fill-color="#ff9999"/>
      <style:paragraph-properties fo:text-align="center"/>
    </style:style>
    <style:style style:name="P5" style:family="paragraph">
      <loext:graphic-properties draw:fill="none" draw:fill-color="#ffffff"/>
      <style:text-properties style:font-name="Courier New" fo:font-size="14pt" fo:font-weight="bold" style:font-size-asian="18pt" style:font-weight-asian="bold" style:font-size-complex="18pt" style:font-weight-complex="bold"/>
    </style:style>
    <style:style style:name="P6" style:family="paragraph">
      <style:paragraph-properties fo:text-align="center"/>
      <style:text-properties fo:font-weight="bold" style:font-weight-asian="bold" style:font-weight-complex="bold"/>
    </style:style>
    <style:style style:name="P7" style:family="paragraph">
      <loext:graphic-properties draw:fill-color="#999999"/>
      <style:paragraph-properties fo:text-align="center"/>
      <style:text-properties style:font-name="Courier New" fo:font-size="10pt" fo:font-weight="bold" style:font-size-asian="18pt" style:font-weight-asian="bold" style:font-size-complex="18pt" style:font-weight-complex="bold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style:text-properties fo:font-size="24pt" style:font-size-asian="18pt" style:font-size-complex="18pt"/>
    </style:style>
    <style:style style:name="P10" style:family="paragraph">
      <loext:graphic-properties draw:fill="none" draw:fill-color="#ffffff"/>
      <style:text-properties fo:font-size="24pt" style:font-size-asian="18pt" style:font-size-complex="18pt"/>
    </style:style>
    <style:style style:name="T1" style:family="text">
      <style:text-properties style:font-name="Courier New" fo:font-size="14pt" fo:font-weight="bold" style:font-size-asian="18pt" style:font-weight-asian="bold" style:font-size-complex="18pt" style:font-weight-complex="bold"/>
    </style:style>
    <style:style style:name="T2" style:family="text">
      <style:text-properties style:font-name="Courier New" fo:font-size="10pt" fo:font-weight="bold" style:font-size-asian="18pt" style:font-weight-asian="bold" style:font-size-complex="18pt" style:font-weight-complex="bold"/>
    </style:style>
    <style:style style:name="T3" style:family="text">
      <style:text-properties fo:font-size="2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5cm" svg:height="2.54cm" draw:transform="rotate (1.5707963267949) translate (17.51cm 31.48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" draw:text-style-name="P2" draw:layer="layout" svg:x1="17.51cm" svg:y1="26.4cm" svg:x2="14.97cm" svg:y2="26.4cm">
          <text:p/>
        </draw:line>
        <draw:line draw:style-name="gr2" draw:text-style-name="P2" draw:layer="layout" svg:x1="22.59cm" svg:y1="28.305cm" svg:x2="20.05cm" svg:y2="28.305cm">
          <text:p/>
        </draw:line>
        <draw:polygon draw:style-name="gr3" draw:text-style-name="P3" draw:layer="layout" svg:width="0.507cm" svg:height="0.254cm" draw:transform="rotate (-3.14159265358979) translate (11.16cm 23.987cm)" svg:viewBox="0 0 508 255" draw:points="0,127 255,255 255,254 508,254 508,0 255,0 254,0 254,0">
          <text:p/>
        </draw:polygon>
        <draw:polygon draw:style-name="gr4" draw:text-style-name="P4" draw:layer="layout" svg:width="0.507cm" svg:height="0.254cm" draw:transform="rotate (-3.14159265358979) translate (23.098cm 19.542cm)" svg:viewBox="0 0 508 255" draw:points="0,127 255,255 255,254 508,254 508,0 255,0 254,0 254,0">
          <text:p/>
        </draw:polygon>
        <draw:custom-shape draw:style-name="gr1" draw:text-style-name="P1" draw:layer="layout" svg:width="6.35cm" svg:height="2.54cm" draw:transform="rotate (1.5707963267949) translate (17.51cm 22.59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2" draw:text-style-name="P2" draw:layer="layout" svg:x1="22.59cm" svg:y1="19.415cm" svg:x2="20.05cm" svg:y2="19.415cm">
          <text:p/>
        </draw:line>
        <draw:polygon draw:style-name="gr3" draw:text-style-name="P3" draw:layer="layout" svg:width="0.507cm" svg:height="0.254cm" draw:transform="rotate (-3.14159265358979) translate (11.16cm 22.718cm)" svg:viewBox="0 0 508 255" draw:points="0,127 255,255 255,254 508,254 508,0 255,0 254,0 254,0">
          <text:p/>
        </draw:polygon>
        <draw:polygon draw:style-name="gr3" draw:text-style-name="P3" draw:layer="layout" svg:width="0.507cm" svg:height="0.254cm" draw:transform="rotate (-3.14159265358979) translate (11.16cm 25.257cm)" svg:viewBox="0 0 508 255" draw:points="0,127 255,255 255,254 508,254 508,0 255,0 254,0 254,0">
          <text:p/>
        </draw:polygon>
        <draw:frame draw:style-name="gr5" draw:text-style-name="P5" draw:layer="layout" svg:width="1.778cm" svg:height="0.81cm" svg:x="8.747cm" svg:y="22.161cm">
          <draw:text-box>
            <text:p><text:span text:style-name="T1">a_in</text:span></text:p>
          </draw:text-box>
        </draw:frame>
        <draw:frame draw:style-name="gr5" draw:text-style-name="P5" draw:layer="layout" svg:width="1.778cm" svg:height="0.81cm" svg:x="8.747cm" svg:y="23.431cm">
          <draw:text-box>
            <text:p><text:span text:style-name="T1">f_in</text:span></text:p>
          </draw:text-box>
        </draw:frame>
        <draw:frame draw:style-name="gr5" draw:text-style-name="P5" draw:layer="layout" svg:width="1.778cm" svg:height="0.81cm" svg:x="8.747cm" svg:y="24.701cm">
          <draw:text-box>
            <text:p><text:span text:style-name="T1">b_in</text:span></text:p>
          </draw:text-box>
        </draw:frame>
        <draw:custom-shape draw:style-name="gr6" draw:text-style-name="P7" draw:layer="layout" svg:width="0.508cm" svg:height="0.254cm" svg:x="17.637cm" svg:y="26.273cm">
          <text:p text:style-name="P6"><text:span text:style-name="T2">00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508cm" svg:height="0.254cm" svg:x="17.637cm" svg:y="27.543cm">
          <text:p text:style-name="P6"><text:span text:style-name="T2">01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508cm" svg:height="0.254cm" svg:x="17.637cm" svg:y="28.813cm">
          <text:p text:style-name="P6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508cm" svg:height="0.254cm" svg:x="17.637cm" svg:y="30.083cm">
          <text:p text:style-name="P6"><text:span text:style-name="T2">11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508cm" svg:height="0.254cm" svg:x="17.637cm" svg:y="17.383cm">
          <text:p text:style-name="P6"><text:span text:style-name="T2">00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508cm" svg:height="0.254cm" svg:x="17.637cm" svg:y="18.653cm">
          <text:p text:style-name="P6"><text:span text:style-name="T2">01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508cm" svg:height="0.254cm" svg:x="17.637cm" svg:y="19.923cm">
          <text:p text:style-name="P6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508cm" svg:height="0.254cm" svg:x="17.637cm" svg:y="21.193cm">
          <text:p text:style-name="P6"><text:span text:style-name="T2">11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3.7cm" svg:y1="20.05cm" svg:x2="13.7cm" svg:y2="27.67cm">
          <text:p/>
        </draw:line>
        <draw:line draw:style-name="gr2" draw:text-style-name="P2" draw:layer="layout" svg:x1="14.97cm" svg:y1="21.32cm" svg:x2="14.97cm" svg:y2="28.94cm">
          <text:p/>
        </draw:line>
        <draw:line draw:style-name="gr2" draw:text-style-name="P2" draw:layer="layout" svg:x1="12.43cm" svg:y1="17.51cm" svg:x2="12.43cm" svg:y2="30.21cm">
          <text:p/>
        </draw:line>
        <draw:line draw:style-name="gr2" draw:text-style-name="P2" draw:layer="layout" svg:x1="17.51cm" svg:y1="27.67cm" svg:x2="13.7cm" svg:y2="27.67cm">
          <text:p/>
        </draw:line>
        <draw:line draw:style-name="gr2" draw:text-style-name="P2" draw:layer="layout" svg:x1="17.51cm" svg:y1="28.94cm" svg:x2="14.97cm" svg:y2="28.94cm">
          <text:p/>
        </draw:line>
        <draw:line draw:style-name="gr2" draw:text-style-name="P2" draw:layer="layout" svg:x1="17.51cm" svg:y1="30.21cm" svg:x2="12.43cm" svg:y2="30.21cm">
          <text:p/>
        </draw:line>
        <draw:line draw:style-name="gr2" draw:text-style-name="P2" draw:layer="layout" svg:x1="17.51cm" svg:y1="17.51cm" svg:x2="12.43cm" svg:y2="17.51cm">
          <text:p/>
        </draw:line>
        <draw:line draw:style-name="gr2" draw:text-style-name="P2" draw:layer="layout" svg:x1="17.51cm" svg:y1="18.78cm" svg:x2="12.43cm" svg:y2="18.78cm">
          <text:p/>
        </draw:line>
        <draw:line draw:style-name="gr2" draw:text-style-name="P2" draw:layer="layout" svg:x1="17.51cm" svg:y1="20.05cm" svg:x2="13.7cm" svg:y2="20.05cm">
          <text:p/>
        </draw:line>
        <draw:line draw:style-name="gr2" draw:text-style-name="P2" draw:layer="layout" svg:x1="17.51cm" svg:y1="21.32cm" svg:x2="14.97cm" svg:y2="21.32cm">
          <text:p/>
        </draw:line>
        <draw:polygon draw:style-name="gr4" draw:text-style-name="P4" draw:layer="layout" svg:width="0.507cm" svg:height="0.254cm" draw:transform="rotate (-3.14159265358979) translate (23.098cm 28.432cm)" svg:viewBox="0 0 508 255" draw:points="0,127 255,255 255,254 508,254 508,0 255,0 254,0 254,0">
          <text:p/>
        </draw:polygon>
        <draw:frame draw:style-name="gr5" draw:text-style-name="P5" draw:layer="layout" svg:width="2.286cm" svg:height="0.81cm" svg:x="23.098cm" svg:y="18.986cm">
          <draw:text-box>
            <text:p><text:span text:style-name="T1">a_out</text:span></text:p>
          </draw:text-box>
        </draw:frame>
        <draw:frame draw:style-name="gr5" draw:text-style-name="P5" draw:layer="layout" svg:width="2.286cm" svg:height="0.81cm" svg:x="23.098cm" svg:y="27.924cm">
          <draw:text-box>
            <text:p><text:span text:style-name="T1">b_out</text:span></text:p>
          </draw:text-box>
        </draw:frame>
        <draw:line draw:style-name="gr2" draw:text-style-name="P2" draw:layer="layout" svg:x1="12.43cm" svg:y1="22.59cm" svg:x2="11.16cm" svg:y2="22.59cm">
          <text:p/>
        </draw:line>
        <draw:line draw:style-name="gr2" draw:text-style-name="P2" draw:layer="layout" svg:x1="13.7cm" svg:y1="23.86cm" svg:x2="11.16cm" svg:y2="23.86cm">
          <text:p/>
        </draw:line>
        <draw:line draw:style-name="gr2" draw:text-style-name="P2" draw:layer="layout" svg:x1="14.97cm" svg:y1="25.13cm" svg:x2="11.16cm" svg:y2="25.13cm">
          <text:p/>
        </draw:line>
        <draw:custom-shape draw:style-name="gr7" draw:text-style-name="P8" draw:layer="layout" svg:width="0.102cm" svg:height="0.102cm" svg:x="12.379cm" svg:y="22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102cm" svg:height="0.102cm" svg:x="13.649cm" svg:y="23.8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102cm" svg:height="0.102cm" svg:x="14.919cm" svg:y="25.0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102cm" svg:height="0.102cm" svg:x="14.919cm" svg:y="26.3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102cm" svg:height="0.102cm" svg:x="12.379cm" svg:y="18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0.102cm" svg:height="0.102cm" svg:x="13.649cm" svg:y="27.6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8.907cm" svg:y1="26.019cm" svg:x2="18.907cm" svg:y2="25.13cm">
          <text:p/>
        </draw:line>
        <draw:custom-shape draw:style-name="gr6" draw:text-style-name="P7" draw:layer="layout" svg:width="0.508cm" svg:height="0.254cm" svg:x="18.653cm" svg:y="26.146cm">
          <text:p text:style-name="P6"><text:span text:style-name="T2">S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8.907cm" svg:y1="17.129cm" svg:x2="18.907cm" svg:y2="16.24cm">
          <text:p/>
        </draw:line>
        <draw:custom-shape draw:style-name="gr6" draw:text-style-name="P7" draw:layer="layout" svg:width="0.508cm" svg:height="0.254cm" svg:x="18.653cm" svg:y="17.256cm">
          <text:p text:style-name="P6"><text:span text:style-name="T2">S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1.32cm" svg:y1="25.13cm" svg:x2="18.907cm" svg:y2="25.13cm">
          <text:p/>
        </draw:line>
        <draw:line draw:style-name="gr2" draw:text-style-name="P2" draw:layer="layout" svg:x1="21.32cm" svg:y1="16.24cm" svg:x2="18.907cm" svg:y2="16.24cm">
          <text:p/>
        </draw:line>
        <draw:line draw:style-name="gr2" draw:text-style-name="P2" draw:layer="layout" svg:x1="21.32cm" svg:y1="25.13cm" svg:x2="21.32cm" svg:y2="16.24cm">
          <text:p/>
        </draw:line>
        <draw:line draw:style-name="gr2" draw:text-style-name="P2" draw:layer="layout" svg:x1="21.32cm" svg:y1="16.24cm" svg:x2="21.32cm" svg:y2="14.97cm">
          <text:p/>
        </draw:line>
        <draw:polygon draw:style-name="gr3" draw:text-style-name="P3" draw:layer="layout" svg:width="0.507cm" svg:height="0.254cm" draw:transform="rotate (1.5707963267949) translate (21.193cm 14.97cm)" svg:viewBox="0 0 508 255" draw:points="0,127 255,255 255,254 508,254 508,0 255,0 254,0 254,0">
          <text:p/>
        </draw:polygon>
        <draw:frame draw:style-name="gr5" draw:text-style-name="P5" draw:layer="layout" svg:width="4.699cm" svg:height="0.81cm" svg:x="18.831cm" svg:y="13.649cm">
          <draw:text-box>
            <text:p><text:span text:style-name="T1">routing_select</text:span></text:p>
          </draw:text-box>
        </draw:frame>
        <draw:custom-shape draw:style-name="gr7" draw:text-style-name="P8" draw:layer="layout" svg:width="0.102cm" svg:height="0.102cm" svg:x="21.269cm" svg:y="16.1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0" draw:layer="layout" svg:width="8.89cm" svg:height="1.195cm" svg:x="12.938cm" svg:y="11.39cm">
          <draw:text-box>
            <text:p text:style-name="P9"><text:span text:style-name="T3">Equivalent Schemati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6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4T15:10:15.064592818</meta:creation-date>
    <dc:date>2017-02-14T15:51:42.054925291</dc:date>
    <meta:editing-duration>PT41M19S</meta:editing-duration>
    <meta:editing-cycles>20</meta:editing-cycles>
    <meta:generator>LibreOffice/5.1.4.2$Linux_X86_64 LibreOffice_project/10m0$Build-2</meta:generator>
    <meta:document-statistic meta:object-count="54"/>
  </office:meta>
</office:document-meta>
</file>